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3800000048B2DDEF4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center" style:justify-single-word="false" fo:text-indent="0in" style:auto-text-indent="false">
        <style:tab-stops/>
      </style:paragraph-properties>
      <style:text-properties fo:font-style="normal" style:font-style-asian="normal" style:font-style-complex="normal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fo:font-style="normal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style:text-position="sub 58%"/>
    </style:style>
    <style:style style:name="T4" style:family="text">
      <style:text-properties style:font-name="Times New Roman" style:font-name-asian="Times New Roman" style:font-name-complex="Times New Roman"/>
    </style:style>
    <style:style style:name="T5" style:family="text">
      <style:text-properties style:font-name="Times New Roman" style:font-name-asian="Lucida Sans Unicode" style:font-name-complex="Tahoma"/>
    </style:style>
    <style:style style:name="T6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4986*" fo:start-indent="0in" fo:end-indent="0in"/>
          <style:column style:rel-width="4986*" fo:start-indent="0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variable-decls>
        <text:variable-decl office:value-type="float" text:name="assignmentnumbe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number" office:value-type="float" office:value="16" style:data-style-name="N0">16</text:variable-set>: Mixed Bonds</text:p>
      <text:p text:style-name="P1"/>
      <text:p text:style-name="P2">1. Identify if the compound is ionic or covalent. <text:s/>Name each compound.</text:p>
      <text:p text:style-name="P2"/>
      <text:section text:style-name="Sect1" text:name="Section1">
        <text:p text:style-name="P2"><text:tab/>a. LiCl</text:p>
        <text:p text:style-name="P2"/>
        <text:p text:style-name="P2"/>
        <text:p text:style-name="P2"/>
        <text:p text:style-name="P2"><text:tab/>b. Na<text:span text:style-name="T3">2</text:span>O</text:p>
        <text:p text:style-name="P2"/>
        <text:p text:style-name="P2"/>
        <text:p text:style-name="P2"/>
        <text:p text:style-name="P2"><text:tab/>c. MgCl<text:span text:style-name="T3">2</text:span></text:p>
        <text:p text:style-name="P2"/>
        <text:p text:style-name="P2"/>
        <text:p text:style-name="P2"/>
        <text:p text:style-name="P2"><text:tab/>d. B<text:span text:style-name="T3">4</text:span>O<text:span text:style-name="T3">6</text:span></text:p>
        <text:p text:style-name="P2"><text:tab/>e. CuCl<text:span text:style-name="T3">2</text:span></text:p>
        <text:p text:style-name="P2"/>
        <text:p text:style-name="P2"/>
        <text:p text:style-name="P2"/>
        <text:p text:style-name="P2"><text:tab/>f. H<text:span text:style-name="T3">2</text:span>O<text:span text:style-name="T3">2</text:span></text:p>
        <text:p text:style-name="P2"/>
        <text:p text:style-name="P2"/>
        <text:p text:style-name="P2"><text:tab/></text:p>
        <text:p text:style-name="P2"><text:tab/>g. K<text:span text:style-name="T3">2</text:span>O</text:p>
        <text:p text:style-name="P2"/>
        <text:p text:style-name="P2"/>
        <text:p text:style-name="P2"/>
        <text:p text:style-name="P2"><text:tab/>h. P<text:span text:style-name="T3">5</text:span>Cl<text:span text:style-name="T3">3</text:span></text:p>
      </text:section>
      <text:p text:style-name="P2"/>
      <text:p text:style-name="P2"/>
      <text:p text:style-name="P2">2. For each compound: </text:p>
      <text:p text:style-name="P2"><text:tab/>-Identify if the compound is <text:span text:style-name="T6">ionic or covalent.</text:span></text:p>
      <text:p text:style-name="P2"><text:tab/>-Write the <text:span text:style-name="T6">chemical formula</text:span> for the compound.</text:p>
      <text:p text:style-name="P2"><text:tab/>-Find the <text:span text:style-name="T6">molar mass</text:span> of the compound.</text:p>
      <text:p text:style-name="P2"><text:tab/></text:p>
      <text:section text:style-name="Sect1" text:name="Section2">
        <text:p text:style-name="P2"><text:tab/>a. Dinitrogen tribromide</text:p>
        <text:p text:style-name="P2"/>
        <text:p text:style-name="P2"/>
        <text:p text:style-name="P2"/>
        <text:p text:style-name="P2"><text:tab/>b. Iodine trichloride</text:p>
        <text:p text:style-name="P2"/>
        <text:p text:style-name="P2"/>
        <text:p text:style-name="P2"/>
        <text:p text:style-name="P2"><text:tab/>c. Chromium (III) Chloride</text:p>
        <text:p text:style-name="P2"/>
        <text:p text:style-name="P2"/>
        <text:p text:style-name="P2"/>
        <text:p text:style-name="P2"><text:tab/>d. Magnesium Oxide</text:p>
        <text:p text:style-name="P2"/>
        <text:p text:style-name="P2"/>
        <text:p text:style-name="P2"/>
        <text:p text:style-name="P2"><text:tab/>e. Phosphorous trioxide</text:p>
        <text:p text:style-name="P2"/>
        <text:p text:style-name="P2"/>
        <text:p text:style-name="P2"><text:tab/>f. Tetracarbon Trifluoride</text:p>
        <text:p text:style-name="P2"/>
        <text:p text:style-name="P2"/>
        <text:p text:style-name="P2"/>
        <text:p text:style-name="P2"><text:tab/>g. Hydrogen hexabromide</text:p>
        <text:p text:style-name="P2"/>
        <text:p text:style-name="P2"/>
        <text:p text:style-name="P2"/>
        <text:p text:style-name="P2"><text:tab/>h. Dihydrogen tetraphosphide.</text:p>
        <text:p text:style-name="P2"/>
        <text:p text:style-name="P2"/>
        <text:p text:style-name="P2"/>
        <text:p text:style-name="P2"><text:tab/>i. Plutonium (III) Chloride</text:p>
        <text:p text:style-name="P2"/>
        <text:p text:style-name="P2"/>
        <text:p text:style-name="P2"/>
        <text:p text:style-name="P2"><text:tab/>j. Plutonium (VII) Oxide</text:p>
        <text:p text:style-name="P2"/>
        <text:p text:style-name="P2"/>
      </text:section>
      <text:p text:style-name="P2"/>
      <text:p text:style-name="P2"><text:soft-page-break/>3. Draw diagrams of the following reactions. <text:s/>Write the correct name and formula for the product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Li<text:tab/><text:tab/><text:tab/>+<text:tab/><text:tab/>Cl<text:span text:style-name="T3">2</text:span><text:tab/><text:tab/><text:span text:style-name="T4">→</text:span><text:span text:style-name="T5"> <text:s text:c="2"/><text:tab/><text:tab/></text:span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><text:tab/>Na<text:tab/><text:tab/><text:tab/>+<text:tab/><text:tab/>F<text:tab/><text:tab/>→<text:tab/><text:tab/></text:span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><text:tab/>Ca<text:tab/><text:tab/><text:tab/>+<text:tab/><text:tab/>N<text:tab/><text:tab/>→<text:tab/><text:tab/></text:span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><text:tab/></text:span></text:p>
      <text:p text:style-name="P2"><text:span text:style-name="T4"><text:tab/>Be<text:tab/><text:tab/><text:tab/>+<text:tab/><text:tab/>C<text:tab/><text:tab/>→</text:span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><text:tab/>K<text:tab/><text:tab/><text:tab/>+<text:tab/><text:tab/>Si<text:tab/><text:tab/>→</text:span></text:p>
      <text:p text:style-name="P2"><text:span text:style-name="T4"/></text:p>
      <text:p text:style-name="P2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Paragraph" style:family="paragraph" style:next-style-name="Standard">
      <style:paragraph-properties fo:margin-left="0in" fo:margin-right="0in" fo:text-indent="0.2917in" style:auto-text-indent="false" style:text-autospace="none"/>
      <style:text-properties style:font-name="Arial1" fo:font-size="10pt" style:font-name-asian="Arial1" style:font-size-asian="10pt" style:font-name-complex="Arial1" style:font-size-complex="10pt"/>
    </style:style>
    <style:style style:name="Indent" style:family="paragraph" style:next-style-name="Standard">
      <style:paragraph-properties fo:margin-left="1.5in" fo:margin-right="0in" fo:text-indent="1.5in" style:auto-text-indent="false" style:text-autospace="none"/>
      <style:text-properties style:font-name="Arial1" fo:font-size="10pt" style:font-name-asian="Arial1" style:font-size-asian="10pt" style:font-name-complex="Arial1" style:font-size-complex="10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8.5in" fo:page-height="11in" style:num-format="1" style:print-orientation="portrait" fo:margin-top="0.7902in" fo:margin-bottom="0.7874in" fo:margin-left="0.7874in" fo:margin-right="0.7874in" style:writing-mode="lr-tb" style:footnote-max-height="0in"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pm1">
      <style:header>
        <text:p text:style-name="Header"><draw:frame draw:style-name="fr1" draw:name="graphics1" text:anchor-type="paragraph" svg:x="-0.2118in" svg:y="-0.4335in" svg:width="0.7in" svg:height="0.9in" draw:z-index="1"><draw:image xlink:href="Pictures/100000000000003800000048B2DDEF46.png" xlink:type="simple" xlink:show="embed" xlink:actuate="onLoad"/></draw:frame> <text:s text:c="10"/><text:span text:style-name="T1">Name</text:span>:<text:tab/><text:tab/><text:date style:data-style-name="N37" text:date-value="2008-10-28T20:28:33.54" text:fixed="true">10/28/08</text:date></text:p>
      </style:header>
      <style:footer>
        <text:p text:style-name="Footer">1<text:span text:style-name="T2">st</text:span> 9 Weeks<text:tab/><text:page-number text:select-page="current">1</text:page-number>/<text:page-count>2</text:page-count><text:tab/>Assignment <text:variable-get text:name="assignmentnumber" office:value-type="float" style:data-style-name="N0">16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Jonas Williamson</meta:initial-creator>
    <meta:creation-date>2008-10-28T20:28:33</meta:creation-date>
    <dc:creator>Jonas Williamson</dc:creator>
    <dc:date>2008-10-28T20:49:50</dc:date>
    <meta:editing-cycles>4</meta:editing-cycles>
    <meta:editing-duration>PT21M19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2" meta:paragraph-count="35" meta:word-count="121" meta:character-count="790"/>
  </office:meta>
</office:document-meta>
</file>